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4180961028"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06684510"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0S</meta:editing-duration>
    <meta:editing-cycles>695</meta:editing-cycles>
    <meta:generator>LibreOffice/6.1.4.2$Linux_X86_64 LibreOffice_project/9d0f32d1f0b509096fd65e0d4bec26ddd1938fd3</meta:generator>
    <dc:date>2019-03-17T16:06:03.717894884</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Dim statusIndicator as Object
	statusIndicator = ThisComponent.getCurrentController.statusIndicator
	statusIndicator.Start("Очистка форматирования начата, подождите",30)

	convertFormattingToText
	
	executeReplaceFonts
	
	ClearDirectFormat
	
	convertFormattingFromText
	
	NotesCleanStyle
	
	executeRemoveUnusedStyles

	statusIndicator.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rchAttributes)
	leftEnclosure = compileLeftEnclosure(identifier)
	rightEnclosure = compileRightEnclosure(identifier)
	Dim oTextCursor As Object
	Dim startTextRange As Object
	Dim endTextRange As Object
	SDesc = Thiscomponent.createSearchDescriptor()
	SDesc.SearchAll = true
	SDesc.SearchRegularExpression = true
	SDesc.SearchString = "(.*)"
	SDesc.searchStyles = true
	SDesc.SetSearchAttributes(SrchAttributes)
	found = Thiscomponent.findFirst(SDesc)
	  Do While not isNull(found)
	  	oTextCursor = found.Text.createTextCursor()
	  	oTextCursor.goToRange(found.Start, false)
	  	oTextCursor.goToRange(found.End, true)
		oTextCursor.collapseToEnd()
		oTextCursor.String = rightEnclosure
		endTextRange = oTextCursor.getEnd()
		oTextCursor.goToRange(found.start,false)
		oTextCursor.String = leftEnclosure
		found = Thiscomponent.findNext(endTextRange,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CHR(852)+identifier+CHR(853)+"(.*?)"+CHR(854)+identifier+CHR(853)
End Function

Function compileLeftEnclosure(identifier)
	compileLeftEnclosure = CHR(852)+identifier+CHR(853)
End Function

Function compileRightEnclosure(identifier)
	compileRightEnclosure = CHR(854)+identifier+CHR(853)
End Function


Sub toTextBold
	Dim SrchAttributes(0) as new com.sun.star.beans.PropertyValue
	SrchAttributes(0).Name = "CharWeight"
	SrchAttributes(0).Value = com.sun.star.awt.FontWeight.BOLD
	convertFormatToEnclosure(CHR(867), SrchAttributes)
End Sub

Sub fromTextBold
	styleNames = Array("CharWeight")
	styleValues = Array(com.sun.star.awt.FontWeight.BOLD)
	convertEnclosuresToFormat(CHR(867), styleNames, styleValues)
End Sub

Sub toTextItalic
	Dim SrchAttributes(0) as new com.sun.star.beans.PropertyValue
	SrchAttributes(0).Name = "CharPosture"
	SrchAttributes(0).Value = com.sun.star.awt.FontSlant.ITALIC
	convertFormatToEnclosure(CHR(868), SrchAttributes)
End Sub

Sub fromTextItalic
	styleNames = Array("CharPosture")
	styleValues = Array(com.sun.star.awt.FontSlant.ITALIC)
	convertEnclosuresToFormat(CHR(868), styleNames, styleValues)
End Sub

Sub toTextStrikeout
	Dim SrchAttributes(0) as new com.sun.star.beans.PropertyValue
	SrchAttributes(0).Name = "CharStrikeout"
	SrchAttributes(0).Value = com.sun.star.awt.FontStrikeout.SINGLE
	convertFormatToEnclosure(CHR(869), SrchAttributes)

End Sub

Sub fromTextStrikeout
	styleNames = Array("CharStrikeout")
	styleValues = Array(com.sun.star.awt.FontStrikeout.SINGLE)
	convertEnclosuresToFormat(CHR(869), styleNames, styleValues)
End Sub


Sub toTextUnderline
	Dim SrchAttributes(0) as new com.sun.star.beans.PropertyValue
	SrchAttributes(0).Name = "CharUnderline"
	SrchAttributes(0).Value = com.sun.star.awt.FontUnderline.SINGLE
	convertFormatToEnclosure(CHR(870), SrchAttributes)
End Sub

Sub fromTextUnderline
	styleNames = Array("CharUnderline")
	styleValues = Array(com.sun.star.awt.FontUnderline.SINGLE)
	convertEnclosuresToFormat(CHR(870), styleNames, styleValues)
End Sub

Sub toTextSuperscript
	Dim SrchAttributes(1) as new com.sun.star.beans.PropertyValue
	SrchAttributes(0).Name = "CharEscapementHeight"
	SrchAttributes(0).Value = 58
	SrchAttributes(1).Name = "CharEscapement"
	SrchAttributes(1).Value = 101
	convertFormatToEnclosure(CHR(871), SrchAttributes)
End Sub

Sub fromTextSuperscript
	styleNames = Array("CharEscapementHeight","CharEscapement")
	styleValues = Array(58,101)
	convertEnclosuresToFormat(CHR(871), styleNames, styleValues)
End Sub

Sub toTextSubscript
	Dim SrchAttributes(1) as new com.sun.star.beans.PropertyValue
	SrchAttributes(0).Name = "CharEscapementHeight"
	SrchAttributes(0).Value = 58
	SrchAttributes(1).Name = "CharEscapement"
	SrchAttributes(1).Value = -101
	convertFormatToEnclosure(CHR(872), SrchAttributes)
End Sub

Sub fromTextSubscript
	styleNames = Array("CharEscapementHeight","CharEscapement")
	styleValues = Array(58,-101)
	convertEnclosuresToFormat(CHR(872), styleNames, styleValues)
End Sub

Sub toTextSparce
	Dim SrchAttributes(0) as new com.sun.star.beans.PropertyValue
	For i=35 To 71 
		SrchAttributes(0).Name = "CharKerning"
		SrchAttributes(0).Value = i
		convertFormatToEnclosure(CHR(873) &amp; i, SrchAttributes)
	Next
End Sub

Sub fromTextSparce
	styleNames = Array("CharKerning")
	styleValues = "CharKerning"
	oReplaceString = "$1"
	For i=35 To 71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